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8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8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1.1008in"/>
    </style:style>
    <style:style style:name="co15" style:family="table-column">
      <style:table-column-properties fo:break-before="auto" style:column-width="1.3437in"/>
    </style:style>
    <style:style style:name="co16" style:family="table-column">
      <style:table-column-properties fo:break-before="auto" style:column-width="0.8146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0.8929in"/>
    </style:style>
    <style:style style:name="co19" style:family="table-column">
      <style:table-column-properties fo:break-before="auto" style:column-width="0.5283in"/>
    </style:style>
    <style:style style:name="co20" style:family="table-column">
      <style:table-column-properties fo:break-before="auto" style:column-width="1.0575in"/>
    </style:style>
    <style:style style:name="co21" style:family="table-column">
      <style:table-column-properties fo:break-before="auto" style:column-width="1.3008in"/>
    </style:style>
    <style:style style:name="co22" style:family="table-column">
      <style:table-column-properties fo:break-before="auto" style:column-width="1.3146in"/>
    </style:style>
    <style:style style:name="co23" style:family="table-column">
      <style:table-column-properties fo:break-before="auto" style:column-width="0.5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run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6 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 table:style-name="ce1" table:formula="of:=COUNTIF([.E2:.E97]; &quot;=1&quot;)" office:value-type="float" office:value="40" calcext:value-type="float">
            <text:p>40</text:p>
          </table:table-cell>
        </table:table-row>
        <table:table-row table:style-name="ro1">
          <table:table-cell table:number-columns-repeated="5"/>
          <table:table-cell table:formula="of:=AVERAGE([.B2:.B97])" office:value-type="float" office:value="4847.06875" calcext:value-type="float">
            <text:p>4847.06875</text:p>
          </table:table-cell>
        </table:table-row>
      </table:table>
      <table:table table:name="run7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7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float" office:value="0" calcext:value-type="float">
            <text:p>0</text:p>
          </table:table-cell>
          <table:table-cell table:formula="of:=COUNTIF([.E2:.E116]; &quot;= 1&quot;)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formula="of:=AVERAGE([.B2:.B116])" office:value-type="float" office:value="4845.11913043478" calcext:value-type="float">
            <text:p>4845.1191304348</text:p>
          </table:table-cell>
        </table:table-row>
      </table:table>
      <table:table table:name="run8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8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357" calcext:value-type="float">
            <text:p>1227.357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464" calcext:value-type="float">
            <text:p>1227.464</text:p>
          </table:table-cell>
          <table:table-cell office:value-type="float" office:value="1262.174" calcext:value-type="float">
            <text:p>1262.1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06" calcext:value-type="float">
            <text:p>1227.206</text:p>
          </table:table-cell>
          <table:table-cell office:value-type="float" office:value="1262.465" calcext:value-type="float">
            <text:p>1262.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112" calcext:value-type="float">
            <text:p>1227.112</text:p>
          </table:table-cell>
          <table:table-cell office:value-type="float" office:value="1262.905" calcext:value-type="float">
            <text:p>1262.9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242" calcext:value-type="float">
            <text:p>1227.242</text:p>
          </table:table-cell>
          <table:table-cell office:value-type="float" office:value="1262.671" calcext:value-type="float">
            <text:p>1262.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13" calcext:value-type="float">
            <text:p>1227.213</text:p>
          </table:table-cell>
          <table:table-cell office:value-type="float" office:value="1263.728" calcext:value-type="float">
            <text:p>1263.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143" calcext:value-type="float">
            <text:p>1227.143</text:p>
          </table:table-cell>
          <table:table-cell office:value-type="float" office:value="1261.696" calcext:value-type="float">
            <text:p>1261.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881" calcext:value-type="float">
            <text:p>1226.881</text:p>
          </table:table-cell>
          <table:table-cell office:value-type="float" office:value="1262.968" calcext:value-type="float">
            <text:p>1262.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641" calcext:value-type="float">
            <text:p>1226.641</text:p>
          </table:table-cell>
          <table:table-cell office:value-type="float" office:value="1263.684" calcext:value-type="float">
            <text:p>1263.6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889" calcext:value-type="float">
            <text:p>1226.889</text:p>
          </table:table-cell>
          <table:table-cell office:value-type="float" office:value="1262.432" calcext:value-type="float">
            <text:p>1262.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19" calcext:value-type="float">
            <text:p>1226.719</text:p>
          </table:table-cell>
          <table:table-cell office:value-type="float" office:value="1262.807" calcext:value-type="float">
            <text:p>1262.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836" calcext:value-type="float">
            <text:p>1226.836</text:p>
          </table:table-cell>
          <table:table-cell office:value-type="float" office:value="1262.512" calcext:value-type="float">
            <text:p>1262.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24" calcext:value-type="float">
            <text:p>1226.724</text:p>
          </table:table-cell>
          <table:table-cell office:value-type="float" office:value="1262.819" calcext:value-type="float">
            <text:p>1262.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599" calcext:value-type="float">
            <text:p>1226.599</text:p>
          </table:table-cell>
          <table:table-cell office:value-type="float" office:value="1263.175" calcext:value-type="float">
            <text:p>1263.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727" calcext:value-type="float">
            <text:p>1226.727</text:p>
          </table:table-cell>
          <table:table-cell office:value-type="float" office:value="1263.09" calcext:value-type="float">
            <text:p>1263.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195" calcext:value-type="float">
            <text:p>1226.195</text:p>
          </table:table-cell>
          <table:table-cell office:value-type="float" office:value="1264.044" calcext:value-type="float">
            <text:p>1264.0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343" calcext:value-type="float">
            <text:p>1226.343</text:p>
          </table:table-cell>
          <table:table-cell office:value-type="float" office:value="1263.555" calcext:value-type="float">
            <text:p>1263.5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111" calcext:value-type="float">
            <text:p>1226.111</text:p>
          </table:table-cell>
          <table:table-cell office:value-type="float" office:value="1261.994" calcext:value-type="float">
            <text:p>1261.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198" calcext:value-type="float">
            <text:p>1226.198</text:p>
          </table:table-cell>
          <table:table-cell office:value-type="float" office:value="1264.288" calcext:value-type="float">
            <text:p>1264.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5.544" calcext:value-type="float">
            <text:p>1225.544</text:p>
          </table:table-cell>
          <table:table-cell office:value-type="float" office:value="1263.273" calcext:value-type="float">
            <text:p>1263.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5.984" calcext:value-type="float">
            <text:p>1225.984</text:p>
          </table:table-cell>
          <table:table-cell office:value-type="float" office:value="1262.221" calcext:value-type="float">
            <text:p>1262.2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239" calcext:value-type="float">
            <text:p>1226.239</text:p>
          </table:table-cell>
          <table:table-cell office:value-type="float" office:value="1262.246" calcext:value-type="float">
            <text:p>1262.246</text:p>
          </table:table-cell>
          <table:table-cell office:value-type="float" office:value="0" calcext:value-type="float">
            <text:p>0</text:p>
          </table:table-cell>
          <table:table-cell table:formula="of:=COUNTIF([.E2:.E53];&quot;=1&quot;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formula="of:=AVERAGE([.B24:.B54])" office:value-type="float" office:value="4838.2935483871" calcext:value-type="float">
            <text:p>4838.2935483871</text:p>
          </table:table-cell>
        </table:table-row>
      </table:table>
      <table:table table:name="run9" table:style-name="ta1"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un9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4.693" calcext:value-type="float">
            <text:p>1224.693</text:p>
          </table:table-cell>
          <table:table-cell office:value-type="float" office:value="1261.36" calcext:value-type="float">
            <text:p>1261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789" calcext:value-type="float">
            <text:p>1224.789</text:p>
          </table:table-cell>
          <table:table-cell office:value-type="float" office:value="1261.139" calcext:value-type="float">
            <text:p>1261.1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7.8" calcext:value-type="float">
            <text:p>4837.8</text:p>
          </table:table-cell>
          <table:table-cell office:value-type="float" office:value="1224.784" calcext:value-type="float">
            <text:p>1224.784</text:p>
          </table:table-cell>
          <table:table-cell office:value-type="float" office:value="1260.896" calcext:value-type="float">
            <text:p>1260.89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778" calcext:value-type="float">
            <text:p>1224.778</text:p>
          </table:table-cell>
          <table:table-cell office:value-type="float" office:value="1261.145" calcext:value-type="float">
            <text:p>1261.1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52" calcext:value-type="float">
            <text:p>1224.652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5" calcext:value-type="float">
            <text:p>1224.615</text:p>
          </table:table-cell>
          <table:table-cell office:value-type="float" office:value="1261.204" calcext:value-type="float">
            <text:p>1261.20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7" calcext:value-type="float">
            <text:p>1224.507</text:p>
          </table:table-cell>
          <table:table-cell office:value-type="float" office:value="1260.967" calcext:value-type="float">
            <text:p>1260.9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6" calcext:value-type="float">
            <text:p>1224.616</text:p>
          </table:table-cell>
          <table:table-cell office:value-type="float" office:value="1260.891" calcext:value-type="float">
            <text:p>1260.8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575" calcext:value-type="float">
            <text:p>1224.575</text:p>
          </table:table-cell>
          <table:table-cell office:value-type="float" office:value="1261.408" calcext:value-type="float">
            <text:p>1261.4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4.655" calcext:value-type="float">
            <text:p>1224.655</text:p>
          </table:table-cell>
          <table:table-cell office:value-type="float" office:value="1260.711" calcext:value-type="float">
            <text:p>1260.7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39" calcext:value-type="float">
            <text:p>1224.39</text:p>
          </table:table-cell>
          <table:table-cell office:value-type="float" office:value="1261.157" calcext:value-type="float">
            <text:p>1261.1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9" calcext:value-type="float">
            <text:p>1224.359</text:p>
          </table:table-cell>
          <table:table-cell office:value-type="float" office:value="1261.069" calcext:value-type="float">
            <text:p>1261.0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5" calcext:value-type="float">
            <text:p>1224.355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17" calcext:value-type="float">
            <text:p>1224.517</text:p>
          </table:table-cell>
          <table:table-cell office:value-type="float" office:value="1261.457" calcext:value-type="float">
            <text:p>1261.45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02" calcext:value-type="float">
            <text:p>1224.502</text:p>
          </table:table-cell>
          <table:table-cell office:value-type="float" office:value="1261.079" calcext:value-type="float">
            <text:p>1261.0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327" calcext:value-type="float">
            <text:p>1224.327</text:p>
          </table:table-cell>
          <table:table-cell office:value-type="float" office:value="1261.385" calcext:value-type="float">
            <text:p>1261.38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38" calcext:value-type="float">
            <text:p>4838</text:p>
          </table:table-cell>
          <table:table-cell office:value-type="float" office:value="1224.469" calcext:value-type="float">
            <text:p>1224.469</text:p>
          </table:table-cell>
          <table:table-cell office:value-type="float" office:value="1261.375" calcext:value-type="float">
            <text:p>1261.3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6" calcext:value-type="float">
            <text:p>1224.506</text:p>
          </table:table-cell>
          <table:table-cell office:value-type="float" office:value="1261.476" calcext:value-type="float">
            <text:p>1261.47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38" calcext:value-type="float">
            <text:p>4838</text:p>
          </table:table-cell>
          <table:table-cell office:value-type="float" office:value="1224.286" calcext:value-type="float">
            <text:p>1224.286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385" calcext:value-type="float">
            <text:p>1224.385</text:p>
          </table:table-cell>
          <table:table-cell office:value-type="float" office:value="1261.539" calcext:value-type="float">
            <text:p>1261.5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88" calcext:value-type="float">
            <text:p>1224.388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36" calcext:value-type="float">
            <text:p>1224.536</text:p>
          </table:table-cell>
          <table:table-cell office:value-type="float" office:value="1260.994" calcext:value-type="float">
            <text:p>1260.9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194" calcext:value-type="float">
            <text:p>1224.194</text:p>
          </table:table-cell>
          <table:table-cell office:value-type="float" office:value="1261.26" calcext:value-type="float">
            <text:p>1261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69" calcext:value-type="float">
            <text:p>1224.369</text:p>
          </table:table-cell>
          <table:table-cell office:value-type="float" office:value="1261.068" calcext:value-type="float">
            <text:p>1261.06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2" calcext:value-type="float">
            <text:p>1224.32</text:p>
          </table:table-cell>
          <table:table-cell office:value-type="float" office:value="1261.124" calcext:value-type="float">
            <text:p>1261.1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042" calcext:value-type="float">
            <text:p>1224.042</text:p>
          </table:table-cell>
          <table:table-cell office:value-type="float" office:value="1261.319" calcext:value-type="float">
            <text:p>1261.3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run10" table:style-name="ta1"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run10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415" calcext:value-type="float">
            <text:p>1229.415</text:p>
          </table:table-cell>
          <table:table-cell office:value-type="float" office:value="1260.733" calcext:value-type="float">
            <text:p>1260.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 table:formula="of:=COUNTIF([.E2:.E33];&quot;=1&quot;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formula="of:=AVERAGE([.B2:.B33])" office:value-type="float" office:value="4838.175" calcext:value-type="float">
            <text:p>4838.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1:26:48.568456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0:51:30.067050830</meta:creation-date>
    <meta:generator>LibreOffice/4.2.7.2$Linux_X86_64 LibreOffice_project/420m0$Build-2</meta:generator>
    <dc:date>2015-06-24T11:29:57.143240578</dc:date>
    <meta:editing-duration>PT21M21S</meta:editing-duration>
    <meta:editing-cycles>11</meta:editing-cycles>
    <meta:document-statistic meta:table-count="5" meta:cell-count="1644" meta:object-count="0"/>
  </office:meta>
</office:document-meta>
</file>